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3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SOTO LLACUA CHANDRIKA BENAZI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226459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TIP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566532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SOTO LLACUA CHANDRIKA BENAZI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226459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566532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1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104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1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00</text:p>
            <text:p text:style-name="P6"/>
          </table:table-cell>
        </table:table-row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70</text:p>
            <text:p text:style-name="P6"/>
          </table:table-cell>
        </table:table-row>
        <table:table-row>
          <table:table-cell table:style-name="Tableau1.A2" office:value-type="string">
            <text:p text:style-name="P6">P008 - Gallina BB Negra</text:p>
          </table:table-cell>
          <table:table-cell table:style-name="Tableau1.A2" office:value-type="string">
            <text:p text:style-name="P7">4.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4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6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3/09/2021</text:p>
          </table:table-cell>
          <table:table-cell table:style-name="Tabla2.A3" office:value-type="string">
            <text:p text:style-name="P22">5151031</text:p>
          </table:table-cell>
          <table:table-cell table:style-name="Tabla2.D3" office:value-type="string">
            <text:p text:style-name="P23">26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100 GALLINA BB NEGRAS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3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4T00:02:3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